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2">Pregunta 1:</text:span></text:span> ¿Qué es la administración del acceso al buzón en un sistema de correo electrónico y por qué es importante?</text:p>
      <text:p text:style-name="P3"><text:span text:style-name="Strong_20_Emphasis"><text:span text:style-name="T2">Respuesta 1:</text:span></text:span> La administración del acceso al buzón se refiere a la gestión de los permisos y la seguridad relacionados con el acceso a los buzones de correo electrónico. Es importante para proteger la privacidad de los usuarios y garantizar un acceso seguro a sus correos electrónicos.</text:p>
      <text:p text:style-name="P3"><text:span text:style-name="Strong_20_Emphasis"><text:span text:style-name="T2">Pregunta 2:</text:span></text:span> ¿Qué es un "mailbox" o buzón en el contexto del correo electrónico?</text:p>
      <text:p text:style-name="P3"><text:span text:style-name="Strong_20_Emphasis"><text:span text:style-name="T2">Respuesta 2:</text:span></text:span> Un "mailbox" o buzón es una ubicación donde se almacenan los mensajes de correo electrónico de un usuario.</text:p>
      <text:p text:style-name="P3"><text:span text:style-name="Strong_20_Emphasis"><text:span text:style-name="T2">Pregunta 3:</text:span></text:span> ¿Cuál es la función de los "ACLs" (Access Control Lists) en la administración del acceso al buzón?</text:p>
      <text:p text:style-name="P3"><text:span text:style-name="Strong_20_Emphasis"><text:span text:style-name="T2">Respuesta 3:</text:span></text:span> Los ACLs son listas de control de acceso que se utilizan para gestionar quién puede acceder a un buzón de correo y qué acciones pueden realizar, como leer, escribir o eliminar mensajes.</text:p>
      <text:p text:style-name="P3"><text:span text:style-name="Strong_20_Emphasis"><text:span text:style-name="T2">Pregunta 4:</text:span></text:span> ¿Qué es un "role account" en la administración del acceso al buzón?</text:p>
      <text:p text:style-name="P3"><text:span text:style-name="Strong_20_Emphasis"><text:span text:style-name="T2">Respuesta 4:</text:span></text:span> Un "role account" es una cuenta de correo electrónico que se utiliza para representar una función o un grupo en lugar de un individuo. Por ejemplo, una cuenta de soporte técnico.</text:p>
      <text:p text:style-name="P3"><text:span text:style-name="Strong_20_Emphasis"><text:span text:style-name="T2">Pregunta 5:</text:span></text:span> ¿Cuál es la diferencia entre un buzón de correo "compartido" y un buzón de correo "individual"?</text:p>
      <text:p text:style-name="P3"><text:span text:style-name="Strong_20_Emphasis"><text:span text:style-name="T2">Respuesta 5:</text:span></text:span> Un buzón de correo "compartido" se utiliza por varios usuarios y permite el acceso a múltiples personas, mientras que un buzón de correo "individual" es de uso exclusivo de un único usuario.</text:p>
      <text:p text:style-name="P3"><text:span text:style-name="Strong_20_Emphasis"><text:span text:style-name="T2">Pregunta 6:</text:span></text:span> ¿Qué es la "retención de correo" y cuál es su importancia en la administración del acceso al buzón?</text:p>
      <text:p text:style-name="P3"><text:span text:style-name="Strong_20_Emphasis"><text:span text:style-name="T2">Respuesta 6:</text:span></text:span> La "retención de correo" es el proceso de mantener ciertos mensajes de correo durante un período específico. Es importante para cumplir con regulaciones legales y políticas de retención de datos.</text:p>
      <text:p text:style-name="P3"><text:span text:style-name="Strong_20_Emphasis"><text:span text:style-name="T2">Pregunta 7:</text:span></text:span> ¿Cuál es la función de los "grupos de distribución" en la administración del acceso al buzón?</text:p>
      <text:p text:style-name="P3"><text:span text:style-name="Strong_20_Emphasis"><text:span text:style-name="T2">Respuesta 7:</text:span></text:span> Los grupos de distribución son listas de correo que permiten enviar mensajes a varios destinatarios de manera eficiente. Son útiles para gestionar el acceso a buzones compartidos.</text:p>
      <text:p text:style-name="P3"><text:span text:style-name="Strong_20_Emphasis"><text:span text:style-name="T2">Pregunta 8:</text:span></text:span> ¿Qué es la "cuota de buzón" y por qué es relevante en la administración del acceso al buzón?</text:p>
      <text:p text:style-name="P3"><text:soft-page-break/><text:span text:style-name="Strong_20_Emphasis"><text:span text:style-name="T2">Respuesta 8:</text:span></text:span> La "cuota de buzón" es un límite de espacio asignado a un buzón de correo. Es relevante para controlar el uso del almacenamiento y evitar que los buzones se llenen.</text:p>
      <text:p text:style-name="P3"><text:span text:style-name="Strong_20_Emphasis"><text:span text:style-name="T2">Pregunta 9:</text:span></text:span> ¿Cómo se pueden configurar permisos para que un usuario pueda acceder a un buzón de correo compartido en un servidor de correo?</text:p>
      <text:p text:style-name="P3"><text:span text:style-name="Strong_20_Emphasis"><text:span text:style-name="T2">Respuesta 9:</text:span></text:span> Los permisos para acceder a un buzón de correo compartido se pueden configurar mediante ACLs o grupos de distribución en la configuración del servidor de correo.</text:p>
      <text:p text:style-name="P3"><text:span text:style-name="Strong_20_Emphasis"><text:span text:style-name="T2">Pregunta 10:</text:span></text:span> ¿Qué es un "alias de correo" y cuál es su utilidad en la administración del acceso al buzón?</text:p>
      <text:p text:style-name="P3"><text:span text:style-name="Strong_20_Emphasis"><text:span text:style-name="T2">Respuesta 10:</text:span></text:span> Un "alias de correo" es una dirección de correo electrónico alternativa que se utiliza para redirigir mensajes a una dirección principal. Es útil para simplificar el acceso y la gestión de los buzones.</text:p>
      <text:p text:style-name="P3"><text:span text:style-name="Strong_20_Emphasis"><text:span text:style-name="T2">Pregunta 11:</text:span></text:span> ¿Cuál es la diferencia entre una "regla de retención" y una "regla de envío" en la administración del acceso al buzón?</text:p>
      <text:p text:style-name="P3"><text:span text:style-name="Strong_20_Emphasis"><text:span text:style-name="T2">Respuesta 11:</text:span></text:span> Una "regla de retención" se utiliza para conservar o eliminar mensajes basados en ciertos criterios, mientras que una "regla de envío" redirige automáticamente mensajes a otra dirección.</text:p>
      <text:p text:style-name="P3"><text:span text:style-name="Strong_20_Emphasis"><text:span text:style-name="T2">Pregunta 12:</text:span></text:span> ¿Cómo se puede configurar una cuota de buzón en un servidor de correo?</text:p>
      <text:p text:style-name="P3"><text:span text:style-name="Strong_20_Emphasis"><text:span text:style-name="T2">Respuesta 12:</text:span></text:span> La cuota de buzón se configura en la configuración del servidor de correo estableciendo límites de almacenamiento para cada buzón.</text:p>
      <text:p text:style-name="P3"><text:span text:style-name="Strong_20_Emphasis"><text:span text:style-name="T2">Pregunta 13:</text:span></text:span> ¿Qué es la "recuperación de buzón" y por qué es importante en la administración del acceso al buzón?</text:p>
      <text:p text:style-name="P3"><text:span text:style-name="Strong_20_Emphasis"><text:span text:style-name="T2">Respuesta 13:</text:span></text:span> La recuperación de buzón se refiere a la capacidad de restaurar mensajes de correo electrónico eliminados accidentalmente. Es importante para la recuperación de datos y la prevención de pérdida de información.</text:p>
      <text:p text:style-name="P3"><text:span text:style-name="Strong_20_Emphasis"><text:span text:style-name="T2">Pregunta 14:</text:span></text:span> ¿Cuál es la función de la "lista de correo" en la administración del acceso al buzón?</text:p>
      <text:p text:style-name="P3"><text:span text:style-name="Strong_20_Emphasis"><text:span text:style-name="T2">Respuesta 14:</text:span></text:span> Una lista de correo es una dirección de correo electrónico que se utiliza para enviar mensajes a varios destinatarios de manera simultánea. Facilita la gestión y el acceso a grupos de usuarios.</text:p>
      <text:p text:style-name="P3"><text:span text:style-name="Strong_20_Emphasis"><text:span text:style-name="T2">Pregunta 15:</text:span></text:span> ¿Qué es un "filtro de correo" y cómo se utiliza en la administración del acceso al buzón?</text:p>
      <text:p text:style-name="P3"><text:span text:style-name="Strong_20_Emphasis"><text:span text:style-name="T2">Respuesta 15:</text:span></text:span> Un filtro de correo es una regla o script que se aplica a los mensajes entrantes para realizar acciones específicas, como mover mensajes a carpetas específicas o eliminar spam.</text:p>
      <text:p text:style-name="P3"><text:soft-page-break/><text:span text:style-name="Strong_20_Emphasis"><text:span text:style-name="T2">Pregunta 16:</text:span></text:span> ¿Cómo se pueden configurar permisos de acceso en un buzón de correo individual en un servidor de correo?</text:p>
      <text:p text:style-name="P3"><text:span text:style-name="Strong_20_Emphasis"><text:span text:style-name="T2">Respuesta 16:</text:span></text:span> Los permisos de acceso en un buzón de correo individual se pueden configurar mediante ACLs o políticas de seguridad en la configuración del servidor de correo.</text:p>
      <text:p text:style-name="P3"><text:span text:style-name="Strong_20_Emphasis"><text:span text:style-name="T2">Pregunta 17:</text:span></text:span> ¿Qué es la "bandeja de entrada compartida" y cómo se utiliza en la administración del acceso al buzón?</text:p>
      <text:p text:style-name="P3"><text:span text:style-name="Strong_20_Emphasis"><text:span text:style-name="T2">Respuesta 17:</text:span></text:span> Una bandeja de entrada compartida es una carpeta de correo a la que varios usuarios pueden acceder y gestionar mensajes de correo de manera colaborativa.</text:p>
      <text:p text:style-name="P3"><text:span text:style-name="Strong_20_Emphasis"><text:span text:style-name="T2">Pregunta 18:</text:span></text:span> ¿Cuál es la importancia de la "política de retención de correo" en la administración del acceso al buzón?</text:p>
      <text:p text:style-name="P3"><text:span text:style-name="Strong_20_Emphasis"><text:span text:style-name="T2">Respuesta 18:</text:span></text:span> La política de retención de correo establece reglas para conservar o eliminar mensajes de correo electrónico después de cierto período de tiempo. Es importante para cumplir con regulaciones y políticas de retención de datos.</text:p>
      <text:p text:style-name="P3"><text:span text:style-name="Strong_20_Emphasis"><text:span text:style-name="T2">Pregunta 19:</text:span></text:span> ¿Qué son las "etiquetas de correo electrónico" y cómo se utilizan en la administración del acceso al buzón?</text:p>
      <text:p text:style-name="P3"><text:span text:style-name="Strong_20_Emphasis"><text:span text:style-name="T2">Respuesta 19:</text:span></text:span> Las etiquetas de correo electrónico son etiquetas o categorías que se asignan a los mensajes para organizar y buscar correos de manera eficiente.</text:p>
      <text:p text:style-name="P3"><text:span text:style-name="Strong_20_Emphasis"><text:span text:style-name="T2">Pregunta 20:</text:span></text:span> ¿Cuál es el propósito de la "lista de correo de anuncios" en la administración del acceso al buzón?</text:p>
      <text:p text:style-name="P3"><text:span text:style-name="Strong_20_Emphasis"><text:span text:style-name="T2">Respuesta 20:</text:span></text:span> La lista de correo de anuncios se utiliza para enviar mensajes importantes o anuncios a un grupo de usuarios. Es útil para la difusión de información relevante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Servicios de correo electrónico </text:p>
        <text:p text:style-name="MP2"><text:s/>Administración del acceso al buzón <text:s/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6:11:04.054418795</dc:date>
    <meta:editing-duration>PT8H59M26S</meta:editing-duration>
    <meta:editing-cycles>132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1011" meta:character-count="6073" meta:non-whitespace-character-count="5101"/>
  </office:meta>
</office:document-meta>
</file>